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ingMessageListenerAdapterTests.incomingMessageUses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ingMessageListenerAdapterTests.buildMessageWithStandard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ssagingMessageListenerAdapterTests.getSimpleInstance( String methodName ,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ingMessageListenerAdapterTests.exceptionIn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ampleBean.wrongParam( Integ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Bean.fail( String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ponse.SampleResponse( String nam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Bean.simple( Message &lt; String &gt;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MessageListenerAdapterTests.replyJack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Bean.replyJacksonMessageAndJsonView( Message &lt; String &gt;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ingMessageListenerAdapterTests.replyPayloadTo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ssagingMessageListenerAdapterTests.replyUsesMessageConverterFor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ampleBean.replyJackson( Message &lt; String &gt;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Response.setCounter( int cou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ponse.get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MessageListenerAdapterTests.replyPayloadToTop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ssagingMessageListenerAdapterTests.getPayloadInstance( final Object payload , String methodName , Class &lt; ? &gt; ...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ingMessageListenerAdapterTests.createInstance(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ingMessageListenerAdap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Bean.echo( Message &lt; String &gt;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Bean.createSampleRespons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sponse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MessageListenerAdapterTests.headerConversionLazilyInvo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mpleRespons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Bean.replyPayloadToQueue( Message &lt; String &gt;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MessageListenerAdapterTests.replyPayloadTo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ssagingMessageListenerAdapterTests.exceptionIn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mpleBean.replyPayloadToDestination( Message &lt; String &gt;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MessageListenerAdapterTests.replyPayloadNo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ampleBean.replyPayloadToTopic( Message &lt; String &gt;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MessageListenerAdapterTests.replyJacksonPojoAndJs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ingMessageListenerAdapterTests.replyWithCustomTimeTo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ssagingMessageListenerAdapterTests.initializeFactory( DefaultMessageHandlerMethod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ingMessageListenerAdapterTests.replyWithFullQ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ampleRespons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MessageListenerAdapterTests.replyJacksonMessageAndJs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ampleBean.replyJacksonPojoAndJsonView( Message &lt; String &gt;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MessageListenerAdapterTests.payloadConversionLazilyInvo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mpleRespons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MessageListenerAdapterTests.testReplyWithJackson( String methodName , String reply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ampleBean.replyPayloadNoDestination( Message &lt; String &gt;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ingMessageListenerAdapterTests.extractMessage( jakarta . jms .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